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1cm" draw:marker-start-width="0.35cm" draw:marker-end-width="0.35cm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>
      <style:graphic-properties style:protect="size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P1" style:family="paragraph">
      <style:paragraph-properties fo:text-align="center"/>
      <style:text-properties fo:color="#666666"/>
    </style:style>
    <style:style style:name="P2" style:family="paragraph">
      <style:paragraph-properties fo:text-align="center"/>
    </style:style>
    <style:style style:name="T1" style:family="text">
      <style:text-properties fo:color="#666666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custom-shape draw:style-name="gr1" draw:text-style-name="P1" draw:layer="layout" svg:width="6.2cm" svg:height="2.4cm" svg:x="12.8cm" svg:y="6cm">
          <text:p text:style-name="P1">Application</text:p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1" draw:id="id1" draw:layer="layout" svg:width="5cm" svg:height="1.2cm" svg:x="13.6cm" svg:y="7.2cm">
          <text:p text:style-name="P1">Neo4j embedde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2" draw:id="id2" draw:layer="layout" svg:width="1.8cm" svg:height="1.8cm" svg:x="22cm" svg:y="6cm">
          <text:p text:style-name="P2"><text:span text:style-name="T1">DB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3" draw:text-style-name="P2" draw:layer="layout" draw:type="line" svg:x1="18.6cm" svg:y1="7.8cm" svg:x2="22cm" svg:y2="6.9cm" draw:start-shape="id1" draw:start-glue-point="1" draw:end-shape="id2" draw:end-glue-point="6" svg:d="m18600 7800 3400-900">
          <text:p/>
        </draw:connector>
        <draw:custom-shape draw:style-name="gr1" draw:text-style-name="P1" xml:id="id3" draw:id="id3" draw:layer="layout" svg:width="6.2cm" svg:height="2.4cm" svg:x="12.75cm" svg:y="9.35cm">
          <text:p text:style-name="P1">Neo4J serv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4" draw:id="id4" draw:layer="layout" svg:width="1.8cm" svg:height="1.8cm" svg:x="21.95cm" svg:y="9.35cm">
          <text:p text:style-name="P2"><text:span text:style-name="T1">DB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3" draw:text-style-name="P2" draw:layer="layout" draw:type="line" svg:x1="18.95cm" svg:y1="10.55cm" svg:x2="21.95cm" svg:y2="10.25cm" draw:start-shape="id3" draw:start-glue-point="1" draw:end-shape="id4" draw:end-glue-point="6" svg:d="m18950 10550 3000-300">
          <text:p/>
        </draw:connector>
        <draw:custom-shape draw:style-name="gr1" draw:text-style-name="P1" draw:layer="layout" svg:width="5cm" svg:height="1.2cm" svg:x="4.75cm" svg:y="9.55cm">
          <text:p text:style-name="P1">Applica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5" draw:id="id5" draw:layer="layout" svg:width="5cm" svg:height="1.2cm" svg:x="4.299cm" svg:y="9.9cm">
          <text:p text:style-name="P1">Applica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5cm" svg:height="1.2cm" svg:x="3.899cm" svg:y="10.3cm">
          <text:p text:style-name="P1">Applica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draw:type="line" svg:x1="9.299cm" svg:y1="10.5cm" svg:x2="12.75cm" svg:y2="10.55cm" draw:start-shape="id5" draw:start-glue-point="1" draw:end-shape="id3" draw:end-glue-point="3" svg:d="m9299 10500 3451 50">
          <text:p text:style-name="P2"><text:span text:style-name="T1">REST</text:span></text:p>
          <text:p text:style-name="P2"><text:span text:style-name="T1"/></text:p>
        </draw:connector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2-20T13:04:14</meta:creation-date>
    <meta:editing-duration>P4DT2H4M6S</meta:editing-duration>
    <meta:editing-cycles>6</meta:editing-cycles>
    <dc:date>2013-03-22T20:59:55</dc:date>
    <meta:generator>OpenOffice.org/3.4.1$Unix OpenOffice.org_project/341m1$Build-9593</meta:generator>
    <meta:document-statistic meta:object-count="34"/>
  </office:meta>
</office:document-meta>
</file>